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ptos" svg:font-family="Apto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14.844cm" style:use-optimal-column-width="false"/>
    </style:style>
    <style:style style:name="co2" style:family="table-column">
      <style:table-column-properties style:column-width="43.975cm" style:use-optimal-column-width="false"/>
    </style:style>
    <style:style style:name="co3" style:family="table-column">
      <style:table-column-properties style:column-width="77.11cm" style:use-optimal-column-width="false"/>
    </style:style>
    <style:style style:name="co4" style:family="table-column">
      <style:table-column-properties style:column-width="7.126cm" style:use-optimal-column-width="false"/>
    </style:style>
    <style:style style:name="co5" style:family="table-column">
      <style:table-column-properties style:column-width="139.655cm" style:use-optimal-column-width="false"/>
    </style:style>
    <style:style style:name="co6" style:family="table-column">
      <style:table-column-properties style:column-width="96.321cm" style:use-optimal-column-width="false"/>
    </style:style>
    <style:style style:name="ro1" style:family="table-row">
      <style:table-row-properties style:row-height="9.646cm" style:use-optimal-row-height="false"/>
    </style:style>
    <style:style style:name="ro2" style:family="table-row">
      <style:table-row-properties style:row-height="28.536cm" style:use-optimal-row-height="false"/>
    </style:style>
    <style:style style:name="ce1" style:family="table-cell">
      <loext:graphic-properties draw:textarea-horizontal-align="center" draw:textarea-vertical-align="middle" style:writing-mode="rl-tb"/>
      <style:paragraph-properties fo:text-align="center" fo:border-left="0.43pt solid #000000" fo:border-right="0.43pt solid #000000" fo:border-top="0.43pt solid #000000" fo:border-bottom="none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ce2" style:family="table-cell">
      <loext:graphic-properties draw:textarea-horizontal-align="center" draw:textarea-vertical-align="middle" style:writing-mode="rl-tb"/>
      <style:paragraph-properties fo:text-align="end" fo:border="0.43pt solid #000000" style:writing-mode="rl-tb"/>
      <style:text-properties style:font-name="Alvi Nastaleeq" fo:font-size="200pt" fo:font-weight="bold" style:font-size-asian="200pt" style:font-weight-asian="bold" style:font-name-complex="Alvi Nastaleeq" style:font-size-complex="200pt" style:font-weight-complex="bold"/>
    </style:style>
    <style:style style:name="ce3" style:family="table-cell">
      <loext:graphic-properties draw:textarea-vertical-align="middle"/>
      <style:paragraph-properties fo:text-align="center" fo:border="0.43pt solid #000000" style:text-autospace="none"/>
      <style:text-properties style:font-name="Liberation Sans1" fo:font-size="200pt" fo:font-weight="bold" style:font-name-asian="Liberation Sans1" style:font-size-asian="200pt" style:font-weight-asian="bold" style:font-name-complex="Liberation Sans1" style:font-size-complex="200pt" style:font-weight-complex="bold"/>
    </style:style>
    <style:style style:name="ce4" style:family="table-cell">
      <loext:graphic-properties draw:textarea-vertical-align="middle"/>
      <style:paragraph-properties fo:text-align="center" fo:border="0.43pt solid #000000" style:text-autospace="none"/>
      <style:text-properties style:font-name="Tahoma" fo:font-size="180pt" fo:font-weight="normal" style:font-name-asian="Aptos" style:font-size-asian="180pt" style:font-weight-asian="normal" style:font-name-complex="Aptos" style:font-size-complex="180pt" style:font-weight-complex="normal"/>
    </style:style>
    <style:style style:name="ce5" style:family="table-cell">
      <loext:graphic-properties draw:textarea-vertical-align="middle"/>
      <style:paragraph-properties fo:border="0.43pt solid #000000"/>
      <style:text-properties style:font-name="Tahoma" fo:font-size="180pt" fo:font-weight="normal" style:font-size-asian="180pt" style:font-weight-asian="normal" style:font-size-complex="180pt" style:font-weight-complex="normal"/>
    </style:style>
    <style:style style:name="ce6" style:family="table-cell">
      <loext:graphic-properties draw:textarea-vertical-align="middle" style:writing-mode="rl-tb"/>
      <style:paragraph-properties fo:text-align="justify" fo:border-left="none" fo:border-right="none" fo:border-top="0.43pt solid #000000" fo:border-bottom="0.43pt solid #000000" style:text-autospace="none" style:writing-mode="rl-tb"/>
      <style:text-properties style:font-name="Alvi Nastaleeq" fo:font-size="200pt" style:font-name-asian="Aptos" style:font-size-asian="200pt" style:font-name-complex="Alvi Nastaleeq" style:font-size-complex="200pt"/>
    </style:style>
    <style:style style:name="ce7" style:family="table-cell">
      <loext:graphic-properties draw:textarea-vertical-align="middle" style:writing-mode="rl-tb"/>
      <style:paragraph-properties fo:text-align="center" fo:border-left="none" fo:border-right="0.43pt solid #000000" fo:border-top="0.43pt solid #000000" fo:border-bottom="0.43pt solid #000000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8" style:family="table-cell">
      <loext:graphic-properties draw:textarea-vertical-align="middle" style:writing-mode="rl-tb"/>
      <style:paragraph-properties fo:text-align="center" fo:border="0.43pt solid #000000" style:writing-mode="rl-tb"/>
      <style:text-properties style:font-name="Alvi Nastaleeq" fo:font-size="200pt" style:font-size-asian="200pt" style:font-name-complex="Alvi Nastaleeq" style:font-size-complex="200pt"/>
    </style:style>
    <style:style style:name="ce9" style:family="table-cell">
      <loext:graphic-properties draw:textarea-vertical-align="middle"/>
      <style:paragraph-properties fo:text-align="center" fo:border="0.43pt solid #000000" style:text-autospace="none"/>
      <style:text-properties style:font-name="Liberation Sans1" fo:font-size="200pt" style:font-name-asian="Liberation Sans1" style:font-size-asian="200pt" style:font-name-complex="Liberation Sans1" style:font-size-complex="200pt"/>
    </style:style>
    <style:style style:name="ce10" style:family="table-cell">
      <loext:graphic-properties draw:textarea-vertical-align="middle"/>
      <style:paragraph-properties fo:text-align="center" fo:border="0.43pt solid #000000" style:text-autospace="none"/>
      <style:text-properties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ce11" style:family="table-cell">
      <loext:graphic-properties draw:textarea-vertical-align="middle" style:writing-mode="rl-tb"/>
      <style:paragraph-properties fo:text-align="center" fo:border-left="none" fo:border-right="none" fo:border-top="none" fo:border-bottom="0.43pt solid #000000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12" style:family="table-cell">
      <loext:graphic-properties draw:textarea-vertical-align="middle" style:writing-mode="rl-tb"/>
      <style:paragraph-properties fo:text-align="justify" fo:border="0.43pt solid #000000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13" style:family="table-cell">
      <loext:graphic-properties draw:textarea-vertical-align="middle"/>
      <style:paragraph-properties fo:text-align="end" fo:border="0.43pt solid #000000" style:text-autospace="none"/>
      <style:text-properties style:font-name="Liberation Sans1" fo:font-size="200pt" style:font-name-asian="Liberation Sans1" style:font-size-asian="200pt" style:font-name-complex="Liberation Sans1" style:font-size-complex="200pt"/>
    </style:style>
    <style:style style:name="ce14" style:family="table-cell">
      <loext:graphic-properties draw:textarea-vertical-align="middle" style:writing-mode="rl-tb"/>
      <style:paragraph-properties fo:text-align="center" fo:border="none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15" style:family="table-cell">
      <loext:graphic-properties draw:textarea-vertical-align="middle" style:writing-mode="rl-tb"/>
      <style:paragraph-properties fo:text-align="center" fo:border-left="none" fo:border-right="none" fo:border-top="0.43pt solid #000000" fo:border-bottom="0.43pt solid #000000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1" style:family="paragraph">
      <style:paragraph-properties fo:margin-left="1.5cm" fo:margin-right="1.5cm" fo:margin-top="1.5cm" fo:margin-bottom="1.5cm" fo:text-align="center" fo:text-indent="0cm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margin-left="1.5cm" fo:margin-right="1.5cm" fo:margin-top="1.5cm" fo:margin-bottom="1.5cm" fo:text-align="center" fo:text-indent="0cm" style:text-autospace="none"/>
      <style:text-properties style:font-name="Tahoma" fo:font-size="180pt" fo:font-weight="normal" style:font-name-asian="Aptos" style:font-size-asian="180pt" style:font-weight-asian="normal" style:font-name-complex="Aptos" style:font-size-complex="180pt" style:font-weight-complex="normal"/>
    </style:style>
    <style:style style:name="P3" style:family="paragraph">
      <style:paragraph-properties fo:margin-left="1.5cm" fo:margin-right="1.5cm" fo:margin-top="1.5cm" fo:margin-bottom="1.5cm" fo:text-align="justify" fo:text-indent="0cm" style:text-autospace="none" style:writing-mode="rl-tb"/>
      <style:text-properties style:font-name="Alvi Nastaleeq" fo:font-size="200pt" style:font-name-asian="Aptos" style:font-size-asian="200pt" style:font-name-complex="Alvi Nastaleeq" style:font-size-complex="200pt"/>
    </style:style>
    <style:style style:name="P4" style:family="paragraph">
      <style:paragraph-properties fo:margin-left="1.5cm" fo:margin-right="1.5cm" fo:margin-top="1.5cm" fo:margin-bottom="1.5cm" fo:text-align="center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5" style:family="paragraph">
      <style:paragraph-properties fo:margin-left="1.5cm" fo:margin-right="1.5cm" fo:margin-top="1.5cm" fo:margin-bottom="1.5cm" fo:text-align="center" fo:text-indent="0cm" style:text-autospace="none"/>
      <style:text-properties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P6" style:family="paragraph">
      <style:paragraph-properties fo:margin-left="1.5cm" fo:margin-right="1.5cm" fo:margin-top="1.5cm" fo:margin-bottom="1.5cm" fo:text-align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7" style:family="paragraph">
      <style:paragraph-properties fo:margin-left="1.5cm" fo:margin-right="1.5cm" fo:margin-top="1.5cm" fo:margin-bottom="1.5cm" fo:text-align="end" fo:text-indent="0cm" style:text-autospace="none"/>
      <style:text-properties style:font-name="Liberation Sans1" fo:font-size="200pt" style:font-name-asian="Liberation Sans1" style:font-size-asian="200pt" style:font-name-complex="Liberation Sans1" style:font-size-complex="200pt"/>
    </style:style>
    <style:style style:name="T1" style:family="text"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T2" style:family="text">
      <style:text-properties style:font-name="Tahoma" fo:font-size="180pt" fo:font-weight="normal" style:font-name-asian="Aptos" style:font-size-asian="180pt" style:font-weight-asian="normal" style:font-name-complex="Aptos" style:font-size-complex="180pt" style:font-weight-complex="normal"/>
    </style:style>
    <style:style style:name="T3" style:family="text">
      <style:text-properties style:font-name="Alvi Nastaleeq" fo:font-size="200pt" style:font-name-asian="Aptos" style:font-size-asian="200pt" style:font-name-complex="Alvi Nastaleeq" style:font-size-complex="200pt"/>
    </style:style>
    <style:style style:name="T4" style:family="text"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5" style:family="text">
      <style:text-properties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T6" style:family="text">
      <style:text-properties style:font-name="Liberation Sans1" fo:font-size="200pt" style:font-name-asian="Liberation Sans1" style:font-size-asian="200pt" style:font-name-complex="Liberation Sans1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79.03cm" svg:height="266.469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 table:number-columns-spanned="3">
                <text:p text:style-name="P1"><text:span text:style-name="T1">کربلا کربلا کربلا</text:span></text:p>
              </table:table-cell>
              <table:covered-table-cell/>
              <table:covered-table-cell/>
              <table:table-cell table:style-name="ce3"/>
              <table:table-cell table:style-name="ce4" table:number-columns-spanned="2">
                <text:p text:style-name="P2"><text:span text:style-name="T2">Karbala Karbala Karbala</text:span></text:p>
              </table:table-cell>
              <table:covered-table-cell table:style-name="ce5"/>
            </table:table-row>
            <table:table-row table:style-name="ro2">
              <table:table-cell table:style-name="ce6">
                <text:p text:style-name="P3"><text:span text:style-name="T3">وا حسینا</text:span><text:span text:style-name="T3"><text:line-break/></text:span><text:span text:style-name="T3">وا حسینا</text:span><text:span text:style-name="T3"><text:line-break/></text:span><text:span text:style-name="T3"/></text:p>
              </table:table-cell>
              <table:table-cell table:style-name="ce7" table:number-columns-spanned="2">
                <text:p text:style-name="P4"><text:span text:style-name="T4">میں ہو گئی بے ردا</text:span><text:span text:style-name="T4"><text:line-break/></text:span><text:span text:style-name="T4">میرا کوئی نہ رہا</text:span><text:span text:style-name="T4"><text:line-break/></text:span><text:span text:style-name="T4">اب کس کو دوں میں صدا</text:span></text:p>
              </table:table-cell>
              <table:covered-table-cell table:style-name="ce8"/>
              <table:table-cell table:style-name="ce9"/>
              <table:table-cell table:style-name="ce10" table:number-columns-spanned="2">
                <text:p text:style-name="P5"><text:span text:style-name="T5">Main ho gayi be rida wa Husaina</text:span><text:span text:style-name="T5"><text:line-break/></text:span><text:span text:style-name="T5">Mera koi na raha wa Husaina</text:span><text:span text:style-name="T5"><text:line-break/></text:span><text:span text:style-name="T5">Ab kis ko dun main sada</text:span></text:p>
              </table:table-cell>
              <table:covered-table-cell table:style-name="ce5"/>
            </table:table-row>
            <table:table-row table:style-name="ro2" table:default-cell-style-name="ce10">
              <table:table-cell table:style-name="ce11">
                <text:p text:style-name="P4"><text:span text:style-name="T4">وا حسینا</text:span><text:span text:style-name="T4"><text:line-break/></text:span><text:span text:style-name="T4">وا حسینا</text:span><text:span text:style-name="T4"><text:line-break/></text:span><text:span text:style-name="T4"/></text:p>
              </table:table-cell>
              <table:table-cell table:style-name="ce7">
                <text:p text:style-name="P4"><text:span text:style-name="T4">میرا بھیا نہ رہا</text:span><text:span text:style-name="T4"><text:line-break/></text:span><text:span text:style-name="T4">میرا کوئی نہ رہا</text:span><text:span text:style-name="T4"><text:line-break/></text:span><text:span text:style-name="T4">اب کس کو دوں میں صدا</text:span></text:p>
              </table:table-cell>
              <table:table-cell table:style-name="ce12">
                <text:p text:style-name="P6"><text:span text:style-name="T4">کربوبلا کے بن میں اکبر نے برچھی کھائی</text:span><text:span text:style-name="T4"><text:line-break/></text:span><text:span text:style-name="T4">صغریٰ وطن میں روتی دیتی رہی دوہائی</text:span></text:p>
              </table:table-cell>
              <table:table-cell table:style-name="ce13">
                <text:p text:style-name="P7"><text:span text:style-name="T6">1</text:span></text:p>
              </table:table-cell>
              <table:table-cell>
                <text:p text:style-name="P5"><text:span text:style-name="T5">Karbobala ke ban mein Akbar ne barchhi khai</text:span><text:span text:style-name="T5"><text:line-break/></text:span><text:span text:style-name="T5">Sughra watan mein roti deti rahi duhai</text:span></text:p>
              </table:table-cell>
              <table:table-cell>
                <text:p text:style-name="P5"><text:span text:style-name="T5">Mera bhayya na raha wa Husaina</text:span><text:span text:style-name="T5"><text:line-break/></text:span><text:span text:style-name="T5">Mera koi na raha wa Husaina</text:span><text:span text:style-name="T5"><text:line-break/></text:span><text:span text:style-name="T5">Ab kis ko dun main sada</text:span></text:p>
              </table:table-cell>
            </table:table-row>
            <table:table-row table:style-name="ro2" table:default-cell-style-name="ce10">
              <table:table-cell table:style-name="ce11">
                <text:p text:style-name="P4"><text:span text:style-name="T4">وا حسینا</text:span><text:span text:style-name="T4"><text:line-break/></text:span><text:span text:style-name="T4">وا حسینا</text:span><text:span text:style-name="T4"><text:line-break/></text:span><text:span text:style-name="T4"/></text:p>
              </table:table-cell>
              <table:table-cell table:style-name="ce7">
                <text:p text:style-name="P4"><text:span text:style-name="T4">میرا قاسم نہ رہا</text:span><text:span text:style-name="T4"><text:line-break/></text:span><text:span text:style-name="T4">میرا کوئی نہ رہا</text:span><text:span text:style-name="T4"><text:line-break/></text:span><text:span text:style-name="T4">اب کس کو دوں میں صدا</text:span></text:p>
              </table:table-cell>
              <table:table-cell table:style-name="ce12">
                <text:p text:style-name="P6"><text:span text:style-name="T4">قاسم کی لاش تھی کے فروا کے دل کے ٹکڑے</text:span><text:span text:style-name="T4"><text:line-break/></text:span><text:span text:style-name="T4">اک گٹھڑی میں لپیٹے خیمے میں شاہ لائے</text:span></text:p>
              </table:table-cell>
              <table:table-cell table:style-name="ce13">
                <text:p text:style-name="P7"><text:span text:style-name="T6">2</text:span></text:p>
              </table:table-cell>
              <table:table-cell>
                <text:p text:style-name="P5"><text:span text:style-name="T5">Qasim ki lash thi ke Furwa ke dil ke tukre</text:span><text:span text:style-name="T5"><text:line-break/></text:span><text:span text:style-name="T5">Ek gathri mein lapete kheme mein Shah lae</text:span></text:p>
              </table:table-cell>
              <table:table-cell>
                <text:p text:style-name="P5"><text:span text:style-name="T5">Mera Qasim na raha wa Husaina</text:span><text:span text:style-name="T5"><text:line-break/></text:span><text:span text:style-name="T5">Mera koi na raha wa Husaina</text:span><text:span text:style-name="T5"><text:line-break/></text:span><text:span text:style-name="T5">Ab kis ko dun main sada</text:span></text:p>
              </table:table-cell>
            </table:table-row>
            <table:table-row table:style-name="ro2" table:default-cell-style-name="ce10">
              <table:table-cell table:style-name="ce14">
                <text:p text:style-name="P4"><text:span text:style-name="T4">وا حسینا</text:span><text:span text:style-name="T4"><text:line-break/></text:span><text:span text:style-name="T4">وا حسینا</text:span><text:span text:style-name="T4"><text:line-break/></text:span><text:span text:style-name="T4"/></text:p>
              </table:table-cell>
              <table:table-cell table:style-name="ce7">
                <text:p text:style-name="P4"><text:span text:style-name="T4">میرا اصغر نہ رہا</text:span><text:span text:style-name="T4"><text:line-break/></text:span><text:span text:style-name="T4">میرا کوئی نہ رہا</text:span><text:span text:style-name="T4"><text:line-break/></text:span><text:span text:style-name="T4">اب کس کو دوں میں صدا</text:span></text:p>
              </table:table-cell>
              <table:table-cell table:style-name="ce12">
                <text:p text:style-name="P6"><text:span text:style-name="T4">اصغر جو تیر کھا کے مقتل میں سو گیا ہے</text:span><text:span text:style-name="T4"><text:line-break/></text:span><text:span text:style-name="T4">اُس سے کلیجہ ماں کا بھی چھلنی ہو گیا ہے</text:span></text:p>
              </table:table-cell>
              <table:table-cell table:style-name="ce13">
                <text:p text:style-name="P7"><text:span text:style-name="T6">3</text:span></text:p>
              </table:table-cell>
              <table:table-cell>
                <text:p text:style-name="P5"><text:span text:style-name="T5">Asghar jo teer kha ke maqtal mein so gaya hai</text:span><text:span text:style-name="T5"><text:line-break/></text:span><text:span text:style-name="T5">Us se kaleja maa.n ka bhi chhalni ho gaya hai</text:span></text:p>
              </table:table-cell>
              <table:table-cell>
                <text:p text:style-name="P5"><text:span text:style-name="T5">Mera Asghar na raha wa Husaina</text:span><text:span text:style-name="T5"><text:line-break/></text:span><text:span text:style-name="T5">Mera koi na raha wa Husaina</text:span><text:span text:style-name="T5"><text:line-break/></text:span><text:span text:style-name="T5">Ab kis ko dun main sada</text:span></text:p>
              </table:table-cell>
            </table:table-row>
            <table:table-row table:style-name="ro2" table:default-cell-style-name="ce10">
              <table:table-cell table:style-name="ce15">
                <text:p text:style-name="P4"><text:span text:style-name="T4">وا حسینا</text:span><text:span text:style-name="T4"><text:line-break/></text:span><text:span text:style-name="T4">وا حسینا</text:span><text:span text:style-name="T4"><text:line-break/></text:span><text:span text:style-name="T4"/></text:p>
              </table:table-cell>
              <table:table-cell table:style-name="ce7">
                <text:p text:style-name="P4"><text:span text:style-name="T4">میرا اصغر نہ رہا</text:span><text:span text:style-name="T4"><text:line-break/></text:span><text:span text:style-name="T4">میرا کوئی نہ رہا</text:span><text:span text:style-name="T4"><text:line-break/></text:span><text:span text:style-name="T4">اب کس کو دوں میں صدا</text:span></text:p>
              </table:table-cell>
              <table:table-cell table:style-name="ce12">
                <text:p text:style-name="P6"><text:span text:style-name="T4">نیزے پے لاش اصغر کی جھولنے لگی ہے</text:span><text:span text:style-name="T4"><text:line-break/></text:span><text:span text:style-name="T4">خیمے میں دل کو تھامے ماں بین کر رہی ہے</text:span></text:p>
              </table:table-cell>
              <table:table-cell table:style-name="ce13">
                <text:p text:style-name="P7"><text:span text:style-name="T6">4</text:span></text:p>
              </table:table-cell>
              <table:table-cell>
                <text:p text:style-name="P5"><text:span text:style-name="T5">Neze pe lash Asghar ki jhoolne lagi hai</text:span><text:span text:style-name="T5"><text:line-break/></text:span><text:span text:style-name="T5">Kheme mein dil ko thame maan bain kar rahi hai</text:span></text:p>
              </table:table-cell>
              <table:table-cell>
                <text:p text:style-name="P5"><text:span text:style-name="T5">Mera Asghar na raha wa Husaina</text:span><text:span text:style-name="T5"><text:line-break/></text:span><text:span text:style-name="T5">Mera koi na raha wa Husaina</text:span><text:span text:style-name="T5"><text:line-break/></text:span><text:span text:style-name="T5">Ab kis ko dun main sada</text:span></text:p>
              </table:table-cell>
            </table:table-row>
            <table:table-row table:style-name="ro2" table:default-cell-style-name="ce10">
              <table:table-cell table:style-name="ce14">
                <text:p text:style-name="P4"><text:span text:style-name="T4">وا حسینا</text:span><text:span text:style-name="T4"><text:line-break/></text:span><text:span text:style-name="T4">وا حسینا</text:span><text:span text:style-name="T4"><text:line-break/></text:span><text:span text:style-name="T4"/></text:p>
              </table:table-cell>
              <table:table-cell table:style-name="ce7">
                <text:p text:style-name="P4"><text:span text:style-name="T4">میرا چاچا نہ رہا</text:span><text:span text:style-name="T4"><text:line-break/></text:span><text:span text:style-name="T4">میرا کوئی نہ رہا</text:span><text:span text:style-name="T4"><text:line-break/></text:span><text:span text:style-name="T4">اب کس کو دوں میں صدا</text:span></text:p>
              </table:table-cell>
              <table:table-cell table:style-name="ce12">
                <text:p text:style-name="P6"><text:span text:style-name="T4">رخسار بھی ہیں زخمی کانوں سے خون جاری </text:span><text:span text:style-name="T4"><text:line-break/></text:span><text:span text:style-name="T4">غازی کی لاڈلی یہ روتے ہوئے پکاری</text:span></text:p>
              </table:table-cell>
              <table:table-cell table:style-name="ce13">
                <text:p text:style-name="P7"><text:span text:style-name="T6">5</text:span></text:p>
              </table:table-cell>
              <table:table-cell>
                <text:p text:style-name="P5"><text:span text:style-name="T5">Rukhsar bhi hain zakhmi kano se khoon jari</text:span><text:span text:style-name="T5"><text:line-break/></text:span><text:span text:style-name="T5">Ghazi ki ladli ye rote hue pukari</text:span></text:p>
              </table:table-cell>
              <table:table-cell>
                <text:p text:style-name="P5"><text:span text:style-name="T5">Mera chacha na raha wa Husaina</text:span><text:span text:style-name="T5"><text:line-break/></text:span><text:span text:style-name="T5">Mera koi na raha wa Husaina</text:span><text:span text:style-name="T5"><text:line-break/></text:span><text:span text:style-name="T5">Ab kis ko dun main sada</text:span></text:p>
              </table:table-cell>
            </table:table-row>
            <table:table-row table:style-name="ro2" table:default-cell-style-name="ce10">
              <table:table-cell table:style-name="ce15">
                <text:p text:style-name="P4"><text:span text:style-name="T4">وا حسینا</text:span><text:span text:style-name="T4"><text:line-break/></text:span><text:span text:style-name="T4">وا حسینا</text:span><text:span text:style-name="T4"><text:line-break/></text:span><text:span text:style-name="T4"/></text:p>
              </table:table-cell>
              <table:table-cell table:style-name="ce7">
                <text:p text:style-name="P4"><text:span text:style-name="T4">میرا بابا نہ رہا</text:span><text:span text:style-name="T4"><text:line-break/></text:span><text:span text:style-name="T4">میرا کوئی نہ رہا</text:span><text:span text:style-name="T4"><text:line-break/></text:span><text:span text:style-name="T4">اب کس کو دوں میں صدا</text:span></text:p>
              </table:table-cell>
              <table:table-cell table:style-name="ce12">
                <text:p text:style-name="P6"><text:span text:style-name="T4">پشتِ گلو سے گردن مولا کی کٹ گئی ہے</text:span><text:span text:style-name="T4"><text:line-break/></text:span><text:span text:style-name="T4">بالی سکینہ روتی فریاد کر رہی ہے</text:span></text:p>
              </table:table-cell>
              <table:table-cell table:style-name="ce13">
                <text:p text:style-name="P7"><text:span text:style-name="T6">6</text:span></text:p>
              </table:table-cell>
              <table:table-cell>
                <text:p text:style-name="P5"><text:span text:style-name="T5">Pusht-e gulu se gardan maula ki kat gayi hai</text:span><text:span text:style-name="T5"><text:line-break/></text:span><text:span text:style-name="T5">Bali Sughra roti faryad kar rahi hai</text:span></text:p>
              </table:table-cell>
              <table:table-cell>
                <text:p text:style-name="P5"><text:span text:style-name="T5">Mera baba na raha wa Husaina</text:span><text:span text:style-name="T5"><text:line-break/></text:span><text:span text:style-name="T5">Mera koi na raha wa Husaina</text:span><text:span text:style-name="T5"><text:line-break/></text:span><text:span text:style-name="T5">Ab kis ko dun main sada</text:span></text:p>
              </table:table-cell>
            </table:table-row>
            <table:table-row table:style-name="ro2" table:default-cell-style-name="ce10">
              <table:table-cell table:style-name="ce14">
                <text:p text:style-name="P4"><text:span text:style-name="T4">وا حسینا</text:span><text:span text:style-name="T4"><text:line-break/></text:span><text:span text:style-name="T4">وا حسینا</text:span><text:span text:style-name="T4"><text:line-break/></text:span><text:span text:style-name="T4"/></text:p>
              </table:table-cell>
              <table:table-cell table:style-name="ce7">
                <text:p text:style-name="P4"><text:span text:style-name="T4">میرا بھیا نہ رہا</text:span><text:span text:style-name="T4"><text:line-break/></text:span><text:span text:style-name="T4">میرا کوئی نہ رہا</text:span><text:span text:style-name="T4"><text:line-break/></text:span><text:span text:style-name="T4">اب کس کو دوں میں صدا</text:span></text:p>
              </table:table-cell>
              <table:table-cell table:style-name="ce12">
                <text:p text:style-name="P6"><text:span text:style-name="T4">لاشِ حسین رن میں پامال ہو رہی ہے</text:span><text:span text:style-name="T4"><text:line-break/></text:span><text:span text:style-name="T4">زینب دوہائی دے کر سجدے میں گر گئی ہے</text:span></text:p>
              </table:table-cell>
              <table:table-cell table:style-name="ce13">
                <text:p text:style-name="P7"><text:span text:style-name="T6">7</text:span></text:p>
              </table:table-cell>
              <table:table-cell>
                <text:p text:style-name="P5"><text:span text:style-name="T5">Lash-e Husain ran mein pamal ho rahi hai</text:span><text:span text:style-name="T5"><text:line-break/></text:span><text:span text:style-name="T5">Zainab duhai de kar sajde mein gir gayi hai</text:span></text:p>
              </table:table-cell>
              <table:table-cell>
                <text:p text:style-name="P5"><text:span text:style-name="T5">Mera bhayya na raha wa Husaina</text:span><text:span text:style-name="T5"><text:line-break/></text:span><text:span text:style-name="T5">Mera koi na raha wa Husaina</text:span><text:span text:style-name="T5"><text:line-break/></text:span><text:span text:style-name="T5">Ab kis ko dun main sada</text:span></text:p>
              </table:table-cell>
            </table:table-row>
            <table:table-row table:style-name="ro2" table:default-cell-style-name="ce10">
              <table:table-cell table:style-name="ce15">
                <text:p text:style-name="P4"><text:span text:style-name="T4">وا حسینا</text:span><text:span text:style-name="T4"><text:line-break/></text:span><text:span text:style-name="T4">وا حسینا</text:span><text:span text:style-name="T4"><text:line-break/></text:span><text:span text:style-name="T4"/></text:p>
              </table:table-cell>
              <table:table-cell table:style-name="ce7">
                <text:p text:style-name="P4"><text:span text:style-name="T4">میں ہو گئی بے ردا</text:span><text:span text:style-name="T4"><text:line-break/></text:span><text:span text:style-name="T4">میرا کوئی نہ رہا</text:span><text:span text:style-name="T4"><text:line-break/></text:span><text:span text:style-name="T4">اب کس کو دوں میں صدا</text:span></text:p>
              </table:table-cell>
              <table:table-cell table:style-name="ce12">
                <text:p text:style-name="P6"><text:span text:style-name="T4">صفدؔر جو کربلا میں شامِ غریباں آئی</text:span><text:span text:style-name="T4"><text:line-break/></text:span><text:span text:style-name="T4">سن سن کے یہ صدائیں روتی رہی خدائی</text:span></text:p>
              </table:table-cell>
              <table:table-cell table:style-name="ce13">
                <text:p text:style-name="P7"><text:span text:style-name="T6">8</text:span></text:p>
              </table:table-cell>
              <table:table-cell>
                <text:p text:style-name="P5"><text:span text:style-name="T5">Safdar jo Karbala mein sham-e ghariban ayi</text:span><text:span text:style-name="T5"><text:line-break/></text:span><text:span text:style-name="T5">Sun sun ke ye sadaein roti rahi khudayi</text:span></text:p>
              </table:table-cell>
              <table:table-cell>
                <text:p text:style-name="P5"><text:span text:style-name="T5">Main ho gayi be rida wa Husaina</text:span><text:span text:style-name="T5"><text:line-break/></text:span><text:span text:style-name="T5">Mera koi na raha wa Husaina</text:span><text:span text:style-name="T5"><text:line-break/></text:span><text:span text:style-name="T5">Ab kis ko dun main sada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ptos" svg:font-family="Apto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379.03cm" fo:page-height="266.4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21T12:58:18.930121500</dc:date>
    <meta:editing-duration>PT43M</meta:editing-duration>
    <meta:editing-cycles>13</meta:editing-cycles>
    <meta:generator>LibreOffice/25.2.4.3$Windows_X86_64 LibreOffice_project/33e196637044ead23f5c3226cde09b47731f7e27</meta:generator>
    <meta:document-statistic meta:object-count="1"/>
  </office:meta>
</office:document-meta>
</file>